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style:font-name="inherit" fo:font-size="10.5pt" fo:font-weight="bold" loext:padding="0cm" loext:border="none"/>
    </style:style>
    <style:style style:name="P2" style:family="paragraph" style:parent-style-name="Heading_20_4">
      <style:paragraph-properties fo:margin-left="0cm" fo:margin-right="0cm" fo:margin-top="0cm" fo:margin-bottom="0cm" style:contextual-spacing="false" fo:line-height="100%" fo:text-indent="0cm" style:auto-text-indent="false" fo:padding="0cm" fo:border="none"/>
    </style:style>
    <style:style style:name="P3" style:family="paragraph" style:parent-style-name="Heading_20_5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style:font-name="inherit" fo:font-size="10.5pt" fo:font-style="italic" fo:font-weight="bold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background-color="transparent" loext:padding="0cm" loext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6" style:family="paragraph" style:parent-style-name="Text_20_body" style:list-style-name="L4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7" style:family="paragraph" style:parent-style-name="Text_20_body" style:list-style-name="L6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8" style:family="paragraph" style:parent-style-name="Text_20_body" style:list-style-name="L5">
      <style:paragraph-properties fo:margin-left="0cm" fo:margin-right="0cm" fo:margin-top="0cm" fo:margin-bottom="0cm" style:contextual-spacing="false" style:line-height-at-least="0.529cm" fo:text-align="justify" style:justify-single-word="false" fo:text-indent="0cm" style:auto-text-indent="false" fo:padding="0cm" fo:border="none"/>
      <style:text-properties fo:color="#000000" loext:opacity="100%" loext:padding="0cm" loext:border="none"/>
    </style:style>
    <style:style style:name="P9" style:family="paragraph" style:parent-style-name="Text_20_body" style:list-style-name="L7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10" style:family="paragraph" style:parent-style-name="Text_20_body" style:list-style-name="L8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11" style:family="paragraph" style:parent-style-name="Text_20_body" style:list-style-name="L9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color="#000000" loext:opacity="100%" loext:padding="0cm" loext:border="none"/>
    </style:style>
    <style:style style:name="P13" style:family="paragraph" style:parent-style-name="Text_20_body" style:list-style-name="L5">
      <style:paragraph-properties fo:margin-left="0cm" fo:margin-right="0cm" fo:margin-top="0cm" fo:margin-bottom="0cm" style:contextual-spacing="false" style:line-height-at-least="0.529cm" fo:text-align="justify" style:justify-single-word="false" fo:text-indent="0cm" style:auto-text-indent="false" fo:padding="0cm" fo:border="none"/>
      <style:text-properties fo:color="#000000" loext:opacity="100%" fo:font-weight="normal" style:font-weight-asian="normal" style:font-weight-complex="normal" loext:padding="0cm" loext:border="none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</style:style>
    <style:style style:name="P16" style:family="paragraph" style:parent-style-name="Text_20_body" style:list-style-name="L9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</style:style>
    <style:style style:name="T1" style:family="text">
      <style:text-properties fo:color="#000000" loext:opacity="100%" loext:padding="0cm" loext:border="none"/>
    </style:style>
    <style:style style:name="T2" style:family="text">
      <style:text-properties fo:color="#000000" loext:opacity="100%" style:font-name="inherit" fo:font-size="10.5pt" fo:font-weight="bold" loext:padding="0cm" loext:border="none"/>
    </style:style>
    <style:style style:name="T3" style:family="text">
      <style:text-properties fo:color="#000000" loext:opacity="100%" style:font-name="inherit" fo:font-size="10.5pt" fo:font-style="italic" fo:font-weight="bold" loext:padding="0cm" loext:border="none"/>
    </style:style>
    <style:style style:name="T4" style:family="text">
      <style:text-properties fo:color="#0088cc" loext:opacity="100%" style:text-underline-style="solid" style:text-underline-width="auto" style:text-underline-color="font-color" loext:padding="0cm" loext:border="non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Decision Tree Classifier And Regressor</text:h>
      <text:p text:style-name="P12">Interview Questions:</text:p>
      <text:list xml:id="list1313163779" text:style-name="L1">
        <text:list-item>
          <text:p text:style-name="P5">Decision Tree</text:p>
        </text:list-item>
        <text:list-item>
          <text:p text:style-name="P5">Entropy, Information Gain, Gini Impurity</text:p>
        </text:list-item>
        <text:list-item>
          <text:p text:style-name="P5">Decision Tree Working For Categorical and Numerical Features</text:p>
        </text:list-item>
        <text:list-item>
          <text:p text:style-name="P5">What are the scenarios where Decision Tree works well</text:p>
        </text:list-item>
        <text:list-item>
          <text:p text:style-name="P5">Decision Tree Low Bias And High Variance- Overfitting</text:p>
        </text:list-item>
        <text:list-item>
          <text:p text:style-name="P5">Hyperparameter Techniques</text:p>
        </text:list-item>
        <text:list-item>
          <text:p text:style-name="P5">Library used for constructing decision tree</text:p>
        </text:list-item>
        <text:list-item>
          <text:p text:style-name="P5">Impact of Outliers Of Decision Tree</text:p>
        </text:list-item>
        <text:list-item>
          <text:p text:style-name="P5">Impact of mising values on Decision Tree</text:p>
        </text:list-item>
        <text:list-item>
          <text:p text:style-name="P5">Does Decision Tree require Feature Scaling</text:p>
        </text:list-item>
      </text:list>
      <text:h text:style-name="P2" text:outline-level="4"><text:span text:style-name="T3">1. What Are the Basic Assumption?</text:span></text:h>
      <text:p text:style-name="P12"><text:tab/>There are no such assumptions</text:p>
      <text:h text:style-name="P1" text:outline-level="4">Missing Values</text:h>
      <text:list xml:id="list3452841566" text:style-name="L4">
        <text:list-item>
          <text:p text:style-name="P6">Adaboost can handle mising values</text:p>
        </text:list-item>
        <text:list-item>
          <text:p text:style-name="P6">Xgboosst and GBoost cannot handle missing values</text:p>
        </text:list-item>
      </text:list>
      <text:h text:style-name="P3" text:outline-level="5">2. Advantages</text:h>
      <text:p text:style-name="P12">Advantages of Adaboost</text:p>
      <text:list xml:id="list1136936224" text:style-name="L5">
        <text:list-item>
          <text:p text:style-name="P13">Doesn't Overfit</text:p>
        </text:list-item>
        <text:list-item>
          <text:p text:style-name="P8">It has few parameters to tune</text:p>
        </text:list-item>
      </text:list>
      <text:p text:style-name="P12">Advantages of Gradient Boost And Xgboost</text:p>
      <text:list xml:id="list1690842090" text:style-name="L6">
        <text:list-item>
          <text:p text:style-name="P7">It has a great performance</text:p>
        </text:list-item>
        <text:list-item>
          <text:p text:style-name="P7">It can solve complex non linear functions</text:p>
        </text:list-item>
        <text:list-item>
          <text:p text:style-name="P7">It is better in solve any kind of ML usecases.</text:p>
        </text:list-item>
      </text:list>
      <text:h text:style-name="P3" text:outline-level="5">3. Disadvantages</text:h>
      <text:p text:style-name="P12">Disadvantages of Gradient Boosting And Xgboost</text:p>
      <text:p text:style-name="P12"><text:tab/>1.It requires some amount of parameter tuning</text:p>
      <text:h text:style-name="P3" text:outline-level="5">4. Whether Feature Scaling is required?</text:h>
      <text:p text:style-name="P12"><text:tab/>No</text:p>
      <text:h text:style-name="P3" text:outline-level="5">6. Impact of outliers?</text:h>
      <text:p text:style-name="P12"><text:tab/>Robust to Outliers in Gradient Boosting And Xgboost, Sensitive to outliers in Adaboost</text:p>
      <text:h text:style-name="P3" text:outline-level="5">Types of Problems it can solve(Supervised)</text:h>
      <text:list xml:id="list1419540824" text:style-name="L7">
        <text:list-item>
          <text:p text:style-name="P9">Classification</text:p>
        </text:list-item>
        <text:list-item>
          <text:p text:style-name="P9">Regression</text:p>
        </text:list-item>
      </text:list>
      <text:h text:style-name="P3" text:outline-level="5">Performance Metrics</text:h>
      <text:h text:style-name="P3" text:outline-level="5">Classification</text:h>
      <text:list xml:id="list4260327315" text:style-name="L8">
        <text:list-item>
          <text:p text:style-name="P10">Confusion Matrix</text:p>
        </text:list-item>
        <text:list-item>
          <text:p text:style-name="P10">Precision,Recall, F1 score</text:p>
        </text:list-item>
      </text:list>
      <text:h text:style-name="P3" text:outline-level="5">Regression</text:h>
      <text:list xml:id="list1686799102" text:style-name="L9">
        <text:list-item>
          <text:p text:style-name="P11">R2,Adjusted R2</text:p>
        </text:list-item>
        <text:list-item>
          <text:p text:style-name="P16"><text:span text:style-name="T1">MSE,RMSE,MA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2T11:11:12.571106675</meta:creation-date>
    <dc:date>2021-05-02T11:12:16.908366257</dc:date>
    <meta:editing-duration>PT1M5S</meta:editing-duration>
    <meta:editing-cycles>1</meta:editing-cycles>
    <meta:document-statistic meta:table-count="0" meta:image-count="0" meta:object-count="0" meta:page-count="1" meta:paragraph-count="42" meta:word-count="214" meta:character-count="1335" meta:non-whitespace-character-count="1182"/>
    <meta:generator>LibreOffice/7.0.5.2$Linux_X86_64 LibreOffice_project/00$Build-2</meta:generator>
  </office:meta>
</office:document-meta>
</file>